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1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7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rond à bascu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Embase IEC mâle avec inter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608ZZ ball bearing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12">
            <text:p>1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20">
            <text:p>120</text:p>
          </table:table-cell>
          <table:table-cell table:style-name="ce14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1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style-name="ce24" office:value-type="float" office:value="360">
            <text:p>360</text:p>
          </table:table-cell>
          <table:table-cell table:style-name="ce29"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/>
          <table:table-cell table:style-name="ce29" table:number-columns-repeated="1019"/>
        </table:table-row>
        <table:table-row table:style-name="ro10">
          <table:table-cell table:style-name="ce18" office:value-type="string">
            <text:p>CHARIOT_Y_1RJ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350">
            <text:p>35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9" office:value-type="string">
            <text:p>ETIQUETT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4" office:value-type="float" office:value="135">
            <text:p>135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MOLETTE_GRAND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MOLETTE_PETITE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400">
            <text:p>4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ETOUR_Y_BAS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ETOUR_Y_TOP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4" office:value-type="float" office:value="380">
            <text:p>38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UPPORT_AXE_Y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/>
          <table:table-cell table:style-name="ce30"/>
          <table:table-cell table:number-columns-repeated="1018"/>
        </table:table-row>
        <table:table-row table:style-name="ro10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SUPPORT_AXE_Y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4" office:value-type="float" office:value="150">
            <text:p>15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4" office:value-type="float" office:value="75">
            <text:p>75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minutes</text:p>
          </table:table-cell>
          <table:table-cell table:number-columns-repeated="2"/>
          <table:table-cell table:style-name="ce27" table:formula="of:=SUM([.D3:.D34])" office:value-type="float" office:value="1850">
            <text:p>185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heures</text:p>
          </table:table-cell>
          <table:table-cell table:number-columns-repeated="2"/>
          <table:table-cell table:style-name="ce28" table:formula="of:=[.D35]/60" office:value-type="float" office:value="30.8333333333333">
            <text:p>30,8333333333</text:p>
          </table:table-cell>
          <table:table-cell table:number-columns-repeated="1019"/>
        </table:table-row>
        <table:table-row table:style-name="ro10" table:number-rows-repeated="1048538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</table:table-row>
        <table:table-row table:style-name="ro10">
          <table:table-cell table:style-name="ce18" office:value-type="string">
            <text:p>CHARIOT_Y_1RJ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EXTRUDEU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RETOUR_Y_BAS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RETOUR_Y_TOP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/>
          <table:table-cell table:style-name="ce23" table:number-columns-repeated="3"/>
        </table:table-row>
        <table:table-row table:style-name="ro10">
          <table:table-cell table:style-name="ce18" office:value-type="string">
            <text:p>RETOUR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SUPPORT_AXE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10">
          <table:table-cell table:style-name="ce18" office:value-type="string">
            <text:p>FIX_MOTEUR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10" table:number-rows-repeated="2">
          <table:table-cell table:style-name="ce18"/>
          <table:table-cell table:style-name="ce23" table:number-columns-repeated="2"/>
          <table:table-cell table:style-name="ce25"/>
        </table:table-row>
        <table:table-row table:style-name="ro10">
          <table:table-cell table:style-name="ce20" office:value-type="string">
            <text:p>Total</text:p>
          </table:table-cell>
          <table:table-cell table:number-columns-repeated="2"/>
          <table:table-cell table:style-name="ce31" table:formula="of:=SUM([.D3:.D21])" office:value-type="time" office:time-value="PT00H00M00S">
            <text:p>00:00:00</text:p>
          </table:table-cell>
        </table:table-row>
        <table:table-row table:style-name="ro10" table:number-rows-repeated="1048536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4"/>
        <table:table-column table:style-name="co4" table:number-columns-repeated="1000" table:default-cell-style-name="Default"/>
        <table:table-row table:style-name="ro12">
          <table:table-cell table:style-name="ce32" office:value-type="string">
            <text:p>Etape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32" office:value-type="string">
            <text:p>Total</text:p>
          </table:table-cell>
          <table:table-cell table:style-name="ce20" table:number-columns-repeated="999"/>
        </table:table-row>
        <table:table-row table:style-name="ro7">
          <table:table-cell table:style-name="ce33" office:value-type="string">
            <text:p>Vis M3x8mm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35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10mm</text:p>
          </table:table-cell>
          <table:table-cell table:style-name="ce26" table:number-columns-repeated="7"/>
          <table:table-cell table:style-name="ce26" office:value-type="float" office:value="12">
            <text:p>12</text:p>
          </table:table-cell>
          <table:table-cell table:style-name="ce26" office:value-type="float" office:value="4">
            <text:p>4</text:p>
          </table:table-cell>
          <table:table-cell table:style-name="ce35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20mm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35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25mm</text:p>
          </table:table-cell>
          <table:table-cell table:style-name="ce26" table:number-columns-repeated="5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26" office:value-type="float" office:value="3">
            <text:p>3</text:p>
          </table:table-cell>
          <table:table-cell table:style-name="ce35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30mm</text:p>
          </table:table-cell>
          <table:table-cell table:style-name="ce26" table:number-columns-repeated="7"/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35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40mm</text:p>
          </table:table-cell>
          <table:table-cell table:style-name="ce26" table:number-columns-repeated="6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35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60mm</text:p>
          </table:table-cell>
          <table:table-cell table:style-name="ce26" table:number-columns-repeated="5"/>
          <table:table-cell table:number-columns-repeated="2" table:style-name="ce26" office:value-type="float" office:value="4">
            <text:p>4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35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16mm tête fraisée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8">
            <text:p>8</text:p>
          </table:table-cell>
          <table:table-cell table:style-name="ce26" table:number-columns-repeated="2"/>
          <table:table-cell table:style-name="ce26" office:value-type="float" office:value="7">
            <text:p>7</text:p>
          </table:table-cell>
          <table:table-cell table:style-name="ce26" table:number-columns-repeated="4"/>
          <table:table-cell table:style-name="ce35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20mm tête fraisée</text:p>
          </table:table-cell>
          <table:table-cell table:style-name="ce26"/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26" office:value-type="float" office:value="2">
            <text:p>2</text:p>
          </table:table-cell>
          <table:table-cell table:style-name="ce26"/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M3x40mm tête fraisée</text:p>
          </table:table-cell>
          <table:table-cell table:style-name="ce26" table:number-columns-repeated="4"/>
          <table:table-cell table:style-name="ce26" office:value-type="float" office:value="4">
            <text:p>4</text:p>
          </table:table-cell>
          <table:table-cell table:style-name="ce26" table:number-columns-repeated="4"/>
          <table:table-cell table:style-name="ce35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agglo 4x20mm tête bombée</text:p>
          </table:table-cell>
          <table:table-cell table:style-name="ce26" table:number-columns-repeated="8"/>
          <table:table-cell table:style-name="ce26" office:value-type="float" office:value="4">
            <text:p>4</text:p>
          </table:table-cell>
          <table:table-cell table:style-name="ce35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Vis agglo 4x20mm tête fraisée</text:p>
          </table:table-cell>
          <table:table-cell table:style-name="ce26" table:number-columns-repeated="5"/>
          <table:table-cell table:style-name="ce26" office:value-type="float" office:value="2">
            <text:p>2</text:p>
          </table:table-cell>
          <table:table-cell table:style-name="ce26" table:number-columns-repeated="3"/>
          <table:table-cell table:style-name="ce35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Rondelles M3 larges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float" office:value="20">
            <text:p>20</text:p>
          </table:table-cell>
          <table:table-cell table:style-name="ce26"/>
          <table:table-cell table:style-name="ce35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Rondelles M3 standard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7">
            <text:p>17</text:p>
          </table:table-cell>
          <table:table-cell table:style-name="ce35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3" office:value-type="string">
            <text:p>Rondelles M4 standards</text:p>
          </table:table-cell>
          <table:table-cell table:style-name="ce26" table:number-columns-repeated="8"/>
          <table:table-cell table:style-name="ce26" office:value-type="float" office:value="4">
            <text:p>4</text:p>
          </table:table-cell>
          <table:table-cell table:style-name="ce35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3" office:value-type="string">
            <text:p>Ecroux nylstop M3</text:p>
          </table:table-cell>
          <table:table-cell table:style-name="ce26" table:number-columns-repeated="5"/>
          <table:table-cell table:style-name="ce26" office:value-type="float" office:value="4">
            <text:p>4</text:p>
          </table:table-cell>
          <table:table-cell table:style-name="ce26" office:value-type="float" office:value="18">
            <text:p>18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35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3" office:value-type="string">
            <text:p>Ecroux M3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14">
            <text:p>14</text:p>
          </table:table-cell>
          <table:table-cell table:style-name="ce35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3" office:value-type="string">
            <text:p>Ecrous M8</text:p>
          </table:table-cell>
          <table:table-cell table:style-name="ce26" table:number-columns-repeated="8"/>
          <table:table-cell table:style-name="ce26" office:value-type="float" office:value="7">
            <text:p>7</text:p>
          </table:table-cell>
          <table:table-cell table:style-name="ce35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3" office:value-type="string">
            <text:p>Ecrou M8 papillon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35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table table:name="Obsolète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3"/>
          <table:table-cell table:number-columns-repeated="1019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style-name="ce22" office:value-type="string">
            <text:p>Temps NORMAL_3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number-columns-repeated="2" table:style-name="ce36" office:value-type="time" office:time-value="PT05H20M00S">
            <text:p>05:20:00</text:p>
          </table:table-cell>
          <table:table-cell table:style-name="ce29"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style-name="ce29" table:number-columns-repeated="1019"/>
        </table:table-row>
        <table:table-row table:style-name="ro10">
          <table:table-cell table:style-name="ce19" office:value-type="string">
            <text:p>BASE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36" office:value-type="time" office:time-value="PT05H07M00S">
            <text:p>05:07:00</text:p>
          </table:table-cell>
          <table:table-cell table:style-name="ce25" office:value-type="time" office:time-value="PT03H30M00S">
            <text:p>03:3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CHARNIERE_FAN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CLIP_ENDSTOP_Y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37" office:value-type="time" office:time-value="PT02H30M00S">
            <text:p>02:30:00</text:p>
          </table:table-cell>
          <table:table-cell table:style-name="ce25" office:value-type="time" office:time-value="PT01H40M00S">
            <text:p>01:4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37" office:value-type="time" office:time-value="PT06H04M00S">
            <text:p>06:04:00</text:p>
          </table:table-cell>
          <table:table-cell table:style-name="ce25" office:value-type="time" office:time-value="PT04H00M00S">
            <text:p>04:0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TIQUET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RETOUR_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37" office:value-type="time" office:time-value="PT06H18M00S">
            <text:p>06:18:00</text:p>
          </table:table-cell>
          <table:table-cell table:style-name="ce25" office:value-type="time" office:time-value="PT03H50M00S">
            <text:p>03:5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37" office:value-type="time" office:time-value="PT05H28M00S">
            <text:p>05:28:00</text:p>
          </table:table-cell>
          <table:table-cell table:style-name="ce25" office:value-type="time" office:time-value="PT03H44M00S">
            <text:p>03:44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BOBINE_FI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BOBINE_HAU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36" office:value-type="time" office:time-value="PT02H00M00S">
            <text:p>02:0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37" office:value-type="time" office:time-value="PT01H17M00S">
            <text:p>01:17:0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</text:p>
          </table:table-cell>
          <table:table-cell table:number-columns-repeated="2"/>
          <table:table-cell table:style-name="ce31" table:formula="of:=SUM([.D3:.D38])" office:value-type="time" office:time-value="PT34H04M00S">
            <text:p>10:04:00</text:p>
          </table:table-cell>
          <table:table-cell table:style-name="ce31" table:formula="of:=SUM([.E3:.E38])" office:value-type="time" office:time-value="PT25H21M00S">
            <text:p>01:21:0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tâches machine neuve</text:p>
          </table:table-cell>
          <table:table-cell table:number-columns-repeated="2"/>
          <table:table-cell table:style-name="ce28"/>
          <table:table-cell table:style-name="ce31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11:32:50.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11T11:34:27.09</dc:date>
    <meta:editing-duration>P8DT19H13M29S</meta:editing-duration>
    <meta:editing-cycles>635</meta:editing-cycles>
    <meta:document-statistic meta:table-count="5" meta:cell-count="514" meta:object-count="0"/>
  </office:meta>
</office:document-meta>
</file>